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8C000003059D0C403F0946E1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3333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3333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0.341cm" svg:x="1.001cm" svg:y="1.059cm">
          <draw:image xlink:href="Pictures/100000000000058C000003059D0C403F0946E107.png" xlink:type="simple" xlink:show="embed" xlink:actuate="onLoad">
            <text:p/>
          </draw:image>
        </draw:frame>
        <draw:frame draw:style-name="gr2" draw:text-style-name="P2" draw:layer="layout" svg:width="1.594cm" svg:height="0.802cm" draw:transform="rotate (1.56102248298373) translate (8.919cm 4.312cm)">
          <draw:text-box>
            <text:p><text:span text:style-name="T1">GND</text:span></text:p>
          </draw:text-box>
        </draw:frame>
        <draw:frame draw:style-name="gr2" draw:text-style-name="P2" draw:layer="layout" svg:width="1.594cm" svg:height="0.802cm" draw:transform="rotate (1.56102248298373) translate (8.32cm 7.013cm)">
          <draw:text-box>
            <text:p><text:span text:style-name="T1">GND</text:span></text:p>
          </draw:text-box>
        </draw:frame>
        <draw:frame draw:style-name="gr2" draw:text-style-name="P2" draw:layer="layout" svg:width="1.594cm" svg:height="0.802cm" draw:transform="rotate (1.56102248298373) translate (4.12cm 7.013cm)">
          <draw:text-box>
            <text:p><text:span text:style-name="T1">GND</text:span></text:p>
          </draw:text-box>
        </draw:frame>
        <draw:frame draw:style-name="gr2" draw:text-style-name="P2" draw:layer="layout" svg:width="1.514cm" svg:height="0.802cm" draw:transform="rotate (1.56102248298373) translate (4.721cm 7.014cm)">
          <draw:text-box>
            <text:p><text:span text:style-name="T1">3,3V</text:span></text:p>
          </draw:text-box>
        </draw:frame>
        <draw:frame draw:style-name="gr2" draw:text-style-name="P2" draw:layer="layout" svg:width="1.514cm" svg:height="0.802cm" draw:transform="rotate (1.56102248298373) translate (8.922cm 7.015cm)">
          <draw:text-box>
            <text:p><text:span text:style-name="T1">3,3V</text:span></text:p>
          </draw:text-box>
        </draw:frame>
        <draw:frame draw:style-name="gr2" draw:text-style-name="P2" draw:layer="layout" svg:width="1.514cm" svg:height="0.802cm" draw:transform="rotate (1.56102248298373) translate (9.522cm 4.315cm)">
          <draw:text-box>
            <text:p><text:span text:style-name="T1">3,3V</text:span></text:p>
          </draw:text-box>
        </draw:frame>
        <draw:frame draw:style-name="gr2" draw:text-style-name="P2" draw:layer="layout" svg:width="1.459cm" svg:height="0.802cm" draw:transform="rotate (1.56102248298373) translate (10.123cm 4.316cm)">
          <draw:text-box>
            <text:p><text:span text:style-name="T1">5VD</text:span></text:p>
          </draw:text-box>
        </draw:frame>
        <draw:frame draw:style-name="gr2" draw:text-style-name="P2" draw:layer="layout" svg:width="1.459cm" svg:height="0.802cm" draw:transform="rotate (1.56102248298373) translate (9.523cm 7.017cm)">
          <draw:text-box>
            <text:p><text:span text:style-name="T1">5VD</text:span></text:p>
          </draw:text-box>
        </draw:frame>
        <draw:frame draw:style-name="gr2" draw:text-style-name="P2" draw:layer="layout" svg:width="1.459cm" svg:height="0.802cm" draw:transform="rotate (1.56102248298373) translate (5.323cm 7.017cm)">
          <draw:text-box>
            <text:p><text:span text:style-name="T1">5VD</text:span></text:p>
          </draw:text-box>
        </draw:frame>
        <draw:frame draw:style-name="gr2" draw:text-style-name="P2" draw:layer="layout" svg:width="1.103cm" svg:height="0.802cm" draw:transform="rotate (1.56102248298373) translate (5.923cm 7.018cm)">
          <draw:text-box>
            <text:p><text:span text:style-name="T1">5V</text:span></text:p>
          </draw:text-box>
        </draw:frame>
        <draw:frame draw:style-name="gr2" draw:text-style-name="P2" draw:layer="layout" svg:width="1.103cm" svg:height="0.802cm" draw:transform="rotate (1.56102248298373) translate (10.124cm 7.019cm)">
          <draw:text-box>
            <text:p><text:span text:style-name="T1">5V</text:span></text:p>
          </draw:text-box>
        </draw:frame>
        <draw:frame draw:style-name="gr2" draw:text-style-name="P2" draw:layer="layout" svg:width="1.103cm" svg:height="0.802cm" draw:transform="rotate (1.56102248298373) translate (10.824cm 4.319cm)">
          <draw:text-box>
            <text:p><text:span text:style-name="T1">5V</text:span></text:p>
          </draw:text-box>
        </draw:frame>
        <draw:frame draw:style-name="gr2" draw:text-style-name="P2" draw:layer="layout" svg:width="1.378cm" svg:height="0.802cm" draw:transform="rotate (1.56102248298373) translate (11.425cm 4.32cm)">
          <draw:text-box>
            <text:p><text:span text:style-name="T1">12V</text:span></text:p>
          </draw:text-box>
        </draw:frame>
        <draw:frame draw:style-name="gr2" draw:text-style-name="P2" draw:layer="layout" svg:width="1.378cm" svg:height="0.802cm" draw:transform="rotate (1.56102248298373) translate (10.726cm 7.021cm)">
          <draw:text-box>
            <text:p><text:span text:style-name="T1">12V</text:span></text:p>
          </draw:text-box>
        </draw:frame>
        <draw:frame draw:style-name="gr2" draw:text-style-name="P2" draw:layer="layout" svg:width="1.378cm" svg:height="0.802cm" draw:transform="rotate (1.56102248298373) translate (6.526cm 7.021cm)">
          <draw:text-box>
            <text:p><text:span text:style-name="T1">12V</text:span></text:p>
          </draw:text-box>
        </draw:frame>
        <draw:frame draw:style-name="gr2" draw:text-style-name="P2" draw:layer="layout" svg:width="1.747cm" svg:height="0.802cm" draw:transform="rotate (1.56102248298373) translate (12.026cm 4.321cm)">
          <draw:text-box>
            <text:p><text:span text:style-name="T1">BATT</text:span></text:p>
          </draw:text-box>
        </draw:frame>
        <draw:frame draw:style-name="gr2" draw:text-style-name="P2" draw:layer="layout" svg:width="1.747cm" svg:height="0.802cm" draw:transform="rotate (1.56102248298373) translate (11.427cm 7.022cm)">
          <draw:text-box>
            <text:p><text:span text:style-name="T1">BATT</text:span></text:p>
          </draw:text-box>
        </draw:frame>
        <draw:frame draw:style-name="gr2" draw:text-style-name="P2" draw:layer="layout" svg:width="1.747cm" svg:height="0.802cm" draw:transform="rotate (1.56102248298373) translate (7.227cm 7.022cm)">
          <draw:text-box>
            <text:p><text:span text:style-name="T1">BAT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18T20:20:05.693000000</dc:date>
    <meta:editing-duration>PT7M</meta:editing-duration>
    <meta:editing-cycles>1</meta:editing-cycles>
    <meta:document-statistic meta:object-count="19"/>
    <meta:generator>LibreOffice/5.2.7.2$Windows_x86 LibreOffice_project/2b7f1e640c46ceb28adf43ee075a6e8b8439ed10</meta:generator>
  </office:meta>
</office:document-meta>
</file>